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5.528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05_05-15-1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05_05-15-2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09-05_05-15-26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09-05_05-54-03_000.jpg</text:p>
          </table:table-cell>
          <table:table-cell office:value-type="string">
            <text:p>:m 食べた物　間食 / ヨーグルト /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9-05_06-51-19_000.jpg</text:p>
          </table:table-cell>
          <table:table-cell office:value-type="string">
            <text:p>:m 食べた物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09-05_09-58-25_000.jpg</text:p>
          </table:table-cell>
          <table:table-cell office:value-type="string">
            <text:p>:m 1*1 RES / 245 / 『仏教思想　第４巻』　 / p.106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9-05_11-47-20_000.jpg</text:p>
          </table:table-cell>
          <table:table-cell office:value-type="string">
            <text:p>:m 1*1 RES / 245 / 『相対性理論入門』　ランダウ、ジューコフ / p.86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09-05_13-03-16_000.jpg</text:p>
          </table:table-cell>
          <table:table-cell office:value-type="string">
            <text:p>:m music / log / kb / s.1:analy,finger-positions,M7;op-1,analy,k-C# s.2:TR,flux,2-notes,f.4-5(P.7-8),based-on.op-1,R=1 s.3:id=28387.sec-1,TR,LH,op-3,N,R=2 s.4:analy,TR,2-finger-alt,id=28387,R=3 s.4:op-2,ADD,1-note-multi,pattern-N,R=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09-05_13-22-50_000.jpg</text:p>
          </table:table-cell>
          <table:table-cell office:value-type="string">
            <text:p>:m 食べた物　間食 / はるさめサラダ / 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8-09-05_14-12-37_000.jpg</text:p>
          </table:table-cell>
          <table:table-cell office:value-type="string">
            <text:p>:m RES 1*1 / free# JVEMV6 52#2_3 / 52. 自然観察 / 2. trees / memo / ミンミンゼミ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09-05_14-20-16_000.jpg</text:p>
          </table:table-cell>
          <table:table-cell office:value-type="string">
            <text:p>:m 食べた物　間食 / こんにゃく / 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2018-09-05_14-59-58_000.jpg</text:p>
          </table:table-cell>
          <table:table-cell office:value-type="string">
            <text:p>:bookmemo / 読んだ本 / 『「環境主義」は本当に正しいか？』 / 著者=ヴァーツラフ・クラウス　住友進、訳　若田部昌澄、監修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8-09-05_16-30-36_000.jpg</text:p>
          </table:table-cell>
          <table:table-cell office:value-type="string">
            <text:p>:m 食べた物　間食 / ヨーグルト / 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8-09-05_16-58-19_000.jpg</text:p>
          </table:table-cell>
          <table:table-cell office:value-type="string">
            <text:p>:m 1*1 RES / 245 / 『導引養生功』　張広徳、著　趙京慧、入江訳 / p.29</text:p>
          </table:table-cell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2018-09-05_17-50-09_000.jpg</text:p>
          </table:table-cell>
          <table:table-cell office:value-type="string">
            <text:p>:m RES 1*1 / free# JVEMV6 44#3.3_4 /currency / programming / flowchart / BUSL_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8-09-05_18-21-14_000.jpg</text:p>
          </table:table-cell>
          <table:table-cell office:value-type="string">
            <text:p>:m other / 記録　文書 / @自室 / 筋トレ　メニュー 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9-05_20-14-04_000.jpg</text:p>
          </table:table-cell>
          <table:table-cell office:value-type="string">
            <text:p>:m 食べた物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8-09-05_22-37-16_000.jpg</text:p>
          </table:table-cell>
          <table:table-cell office:value-type="string">
            <text:p>:m 記録 / 身体 / 足の裏 / 水虫 / 右足 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8-09-05_22-37-22_000.jpg</text:p>
          </table:table-cell>
          <table:table-cell office:value-type="string">
            <text:p>:m 記録 / 身体 / 右足、すね / 赤斑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2018-09-05_22-37-38_000.jpg</text:p>
          </table:table-cell>
          <table:table-cell office:value-type="string">
            <text:p>:m 記録 / 身体 / 右手、外側側面から手首にかけて / 発疹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8-09-05_22-37-45_000.jpg</text:p>
          </table:table-cell>
          <table:table-cell office:value-type="string">
            <text:p>:m 記録 / 身体 / 右手、下腕、外側 / 擦傷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8-09-05_22-37-51_000.jpg</text:p>
          </table:table-cell>
          <table:table-cell office:value-type="string">
            <text:p>:m 記録 / 身体 / 左手、手首下、内側 / 擦傷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8-09-06_00-24-4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8-09-06_00-24-47_001.png</text:p>
          </table:table-cell>
          <table:table-cell office:value-type="string">
            <text:p>-*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 table:number-rows-repeated="34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 table:number-rows-repeated="10">
          <table:table-cell table:number-columns-repeated="3"/>
        </table:table-row>
        <table:table-row table:style-name="ro1" table:number-rows-repeated="17"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49">
            <text:p>49</text:p>
          </table:table-cell>
        </table:table-row>
        <table:table-row table:style-name="ro1">
          <table:table-cell table:number-columns-repeated="2"/>
          <table:table-cell table:style-name="Default" office:value-type="float" office:value="25">
            <text:p>25</text:p>
          </table:table-cell>
        </table:table-row>
        <table:table-row table:style-name="ro1" table:number-rows-repeated="10">
          <table:table-cell table:number-columns-repeated="2"/>
          <table:table-cell table:style-name="Default"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5]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5];&quot;-\*&quot;)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string">
            <text:p>:m XXX</text:p>
          </table:table-cell>
          <table:table-cell table:style-name="ce1" table:formula="of:=COUNTIF([.$C$2:.$C25];&quot;:m XXX&quot;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5])" office:value-type="float" office:value="24">
            <text:p>24</text:p>
          </table:table-cell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2018/09/06</text:date>, <text:time>06:5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06T06:54:05.71</dc:date>
    <dc:creator>iwabuchi ken</dc:creator>
    <meta:editing-duration>P4DT11H14M24S</meta:editing-duration>
    <meta:editing-cycles>1515</meta:editing-cycles>
    <meta:document-statistic meta:table-count="1" meta:cell-count="88" meta:object-count="0"/>
  </office:meta>
</office:document-meta>
</file>